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liablePartnerRoleMessageExchangeImpl.UnreliablePartnerRoleMessageExchangeImpl( ODEProcess process , long iid , String mexId , PartnerLinkModel oplink , Operation operation , EndpointReference epr , EndpointReference myRoleEPR , PartnerRol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liablePartnerRoleMessageExchang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reliablePartnerRoleMessageExchangeImpl.checkReplyContext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reliablePartnerRoleMessageExchangeImpl.async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reliablePartnerRoleMessageExchangeImpl.replyAsync( String foreign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nreliablePartner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